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5139682242171657929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8223824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8228873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8221907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91200622064030374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7860627180564984334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4728480098152660338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12687543563391049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607972583680315527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068320657475508377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03255533099919559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from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and averaged 9:28/mile.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6T18:00:48.39</dc:date>
    <dc:creator>James  Lombardi</dc:creator>
    <meta:editing-duration>P8DT7H38M54S</meta:editing-duration>
    <meta:editing-cycles>740</meta:editing-cycles>
    <meta:generator>OpenOffice/4.1.2$Win32 OpenOffice.org_project/412m3$Build-9782</meta:generator>
    <meta:document-statistic meta:table-count="0" meta:image-count="0" meta:object-count="0" meta:page-count="28" meta:paragraph-count="720" meta:word-count="9178" meta:character-count="45925"/>
  </office:meta>
</office:document-meta>
</file>